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writing-mode="lr-tb"/>
    </style:style>
    <style:style style:name="P2" style:family="paragraph" style:parent-style-name="Table_20_Contents">
      <style:paragraph-properties style:writing-mode="lr-tb"/>
    </style:style>
    <style:style style:name="P3" style:family="paragraph" style:parent-style-name="Table_20_Contents">
      <style:paragraph-properties style:writing-mode="lr-tb"/>
      <style:text-properties fo:font-weight="bold"/>
    </style:style>
    <style:style style:name="P4" style:family="paragraph" style:parent-style-name="Table_20_Contents">
      <style:paragraph-properties fo:line-height="150%" style:writing-mode="lr-tb"/>
    </style:style>
    <style:style style:name="P5" style:family="paragraph" style:parent-style-name="Table_20_Contents">
      <style:paragraph-properties style:writing-mode="lr-tb"/>
    </style:style>
    <style:style style:name="P6" style:family="paragraph" style:parent-style-name="Table_20_Contents" style:list-style-name="L1">
      <style:paragraph-properties style:writing-mode="lr-tb"/>
    </style:style>
    <style:style style:name="P7" style:family="paragraph" style:parent-style-name="Table_20_Contents" style:list-style-name="L1">
      <style:paragraph-properties fo:margin-top="0in" fo:margin-bottom="0.1965in" style:writing-mode="lr-tb"/>
    </style:style>
    <style:style style:name="T1" style:family="text">
      <style:text-properties fo:font-weight="bold"/>
    </style:style>
    <style:style style:name="T2" style:family="text">
      <style:text-properties fo:font-size="10.5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ites-page-title-header"/><text:bookmark text:name="sites-page-title"/>Homework 2 </text:h>
      <text:section text:style-name="Sect1" text:name="sites-canvas-main">
        <text:p text:style-name="Text_20_body"/>
        <text:section text:style-name="Sect1" text:name="sites-canvas-main-content">
          <table:table table:name="Table1" table:style-name="Table1">
            <table:table-column table:style-name="Table1.A"/>
            <table:table-row>
              <table:table-cell table:style-name="Table1.A1" office:value-type="string">
                <text:p text:style-name="P2"><text:span text:style-name="T1">What to turn in:</text:span> You should write answers to the reading questions below and be prepared to show them to a NINJA.  [optional] For part 3-3 you will send a pull request to Allen and I on GitHub.  For Part Four you will turn your code in using GitHub.</text:p>
                <text:p text:style-name="P2"/>
                <text:p text:style-name="P3">Part One: Linux</text:p>
                <text:p text:style-name="P2"/>
                <text:p text:style-name="P4">1) <text:span text:style-name="T2">Read Chapter 2 of Linux at Olin, available </text:span><text:a xlink:type="simple" xlink:href="https://sites.google.com/site/sd13fa/homeworks/homework-01/linux.pdf?attredirects=0&amp;d=1"><text:span text:style-name="T2">here</text:span></text:a><text:span text:style-name="T2">.<text:line-break/></text:span>Answer the following reading questions:<text:line-break/>    a) What does grep do?</text:p>
                <text:p text:style-name="P4">Grep searches a document for a word or phrase. If searching for one word, just insert the word between grep and the file name. If searching for a phrase, insert quotation marks around it. </text:p>
                <text:p text:style-name="P2"/>
                <text:p text:style-name="P2">    b) What's the difference between a pipe and a redirect?</text:p>
                <text:p text:style-name="P2">A pipe lets you preform another function, while a redirect saves whatever you just did to a file. </text:p>
                <text:p text:style-name="P2"/>
                <text:p text:style-name="P2">    c) What's so great about plain text?</text:p>
                <text:p text:style-name="P2">You can preform complicated things without having to write a script, it will work on many computers, and you can write many files that cooperate with each other. </text:p>
                <text:p text:style-name="P2">    d) If you <text:span text:style-name="Source_20_Text">rm</text:span> a file by accident, how do you get it back?</text:p>
                <text:p text:style-name="P2">You don't, after you remove it, it is gone forever. </text:p>
                <text:p text:style-name="P2"/>
                <text:p text:style-name="P3">Part Two: Python</text:p>
                <text:p text:style-name="P2"/>
                <text:p text:style-name="P2">2) Read Chapter 2 of Think Python and answer the following questions:</text:p>
                <text:p text:style-name="P2">    a) In script mode, what happens if you put an expression, like <text:span text:style-name="Source_20_Text">math.sin(math.pi)</text:span> on a line all by itself (without a print statement)?</text:p>
                <text:p text:style-name="P2">It will not print it, Python will compute the expression but keep the answer to itself. </text:p>
                <text:p text:style-name="P2"/>
                <text:p text:style-name="P2">    b) What is the value of the expression <text:span text:style-name="Source_20_Text">1.0 / 2.0 * math.pi</text:span>?  What about <text:span text:style-name="Source_20_Text">1 / 2 * math.pi</text:span>? </text:p>
                <text:p text:style-name="P2">The first answer is 0.5*math.pi or 1.5707963267948966. </text:p>
                <text:p text:style-name="P2">The second answer should be zero because Python thinks the numbers are integers and performs floor division and rounds down to zero. </text:p>
                <text:p text:style-name="P2"/>
                <text:p text:style-name="P2">    c) Do Exercise 2.4 (Practice using Python as a calculator).  For part 3, consider using Unum.</text:p>
                <text:p text:style-name="P2">1. Volume = 523.5987755982989. </text:p>
                <text:p text:style-name="P2">2. Price = 646.8000000000001 dollars </text:p>
                <text:p text:style-name="P2">3. Made it home by 7:50 am </text:p>
                <text:p text:style-name="P2"/>
                <text:p text:style-name="P3">Part Three: Git</text:p>
                <text:p text:style-name="P3"/>
                <text:p text:style-name="P2">3) Optional:  Read <text:a xlink:type="simple" xlink:href="https://github.com/AllenDowney/amgit/blob/master/en/02-git-basics/01-chapter2.markdown">Chapter 2 of Am Git</text:a> and do what it tells you to do.  (Note: this exercise will have <text:soft-page-break/>you contributing to a collaborative writing project that Allen created called the Blair Walden Project.)</text:p>
                <text:p text:style-name="P2"/>
                <text:p text:style-name="P1">When you are done, you should have an account on GitHub, you should have forked and cloned a repo, and you should have sent me a pull request (and you will know what all that means).</text:p>
                <text:p text:style-name="P2">4) Read <text:a xlink:type="simple" xlink:href="https://github.com/AllenDowney/amgit/blob/master/en/03-git-branching/01-chapter3.markdown">Chapter 3 of Am Git</text:a> and answer these questions:</text:p>
                <text:p text:style-name="P2">    a) What is an "untracked" file?</text:p>
                <text:p text:style-name="P2">An untracked file is a folder or file that you do not commit or copy to the Object store and Git does not keep track of the changes. </text:p>
                <text:p text:style-name="P2"/>
                <text:p text:style-name="P2">    b) Why are files containing object code and executables generally not tracked?</text:p>
                <text:p text:style-name="P2">They are generally not tracked if you do not need them anymore, if you are not planning on sharing them, or if you are not planning on making any major changes. You should also not track programs made by compilers or other programs. </text:p>
                <text:p text:style-name="P2">    c) In Git vocabulary, what is a remote?</text:p>
                <text:p text:style-name="P2">Going remote means connecting your repo to a repo online or on another server because if my hardrive crashes, I lose all of my data. Going remote means connecting your repo to an online repo and commiting all of your local files to an online sever. </text:p>
                <text:p text:style-name="P2"/>
                <text:p text:style-name="P1">5) Start your repo for this class.</text:p>
                <text:list xml:id="list240652176" text:style-name="L1">
                  <text:list-item>
                    <text:p text:style-name="P6">On Github, find and fork PaulRuvolo/SoftwareDesign</text:p>
                  </text:list-item>
                  <text:list-item>
                    <text:p text:style-name="P6">Clone a local copy</text:p>
                  </text:list-item>
                  <text:list-item>
                    <text:p text:style-name="P6">Create a directory called "hw2" to hold your files for homework 2.</text:p>
                  </text:list-item>
                  <text:list-item>
                    <text:p text:style-name="P6">Create a file in hw2/grid.py with your solution to exercise 3.5 (see part 4).  Don't forget to add your name as author.</text:p>
                  </text:list-item>
                  <text:list-item>
                    <text:p text:style-name="P6">Create a file in hw2/fermat.py with your solution to exercise 5.3 (see part 4)</text:p>
                  </text:list-item>
                  <text:list-item>
                    <text:p text:style-name="P6">Create a file in hw2/compare.py with your solution to exercise 6.1 (see part 4)</text:p>
                  </text:list-item>
                  <text:list-item>
                    <text:p text:style-name="P7">Push the commit to your repo.  Then follow the directions below to add me as a collaborator:</text:p>
                  </text:list-item>
                </text:list>
                <text:p text:style-name="P1"><text:a xlink:type="simple" xlink:href="https://help.github.com/articles/how-do-i-add-a-collaborator">https://help.github.com/articles/how-do-i-add-a-collaborator</text:a></text:p>
                <text:p text:style-name="P3">Part Four: More Python!</text:p>
                <text:p text:style-name="P2"/>
                <text:p text:style-name="P2">6) Read Chapter 3 of Think Python and answer the following questions:</text:p>
                <text:p text:style-name="P2">    a) What's the difference between a fruitful function and a void function?</text:p>
                <text:p text:style-name="P2">Fruitful functions preform and action and return the outcome. A void function takes in parameters, preforms certain actions, but does not return anything. </text:p>
                <text:p text:style-name="P2">    b) What are functions good for anyway?</text:p>
                <text:p text:style-name="P2">They are small building blocks of code that preform desired actions. They help condense long pieces of code and debug complicated codes. They allow for changes to all be done in one place. Functions also help group parts of code that preform a similar action. </text:p>
                <text:p text:style-name="P2"/>
                <text:p text:style-name="P2">    c) What are the two forms of the import statement?</text:p>
                <text:p text:style-name="P2">The first import statement is just importing a Python built in class. Then every time a function from that class is called, the name of the class plus a dot plus the name of the function that we want to use is required. This is commonly referred to as the dot import statement. </text:p>
                <text:p text:style-name="P2">The second import statement is called the from import statement because you use the word “from<text:line-break/><text:soft-page-break/>“ to import everything from a module. Then you don't have to type the name of the class before the function because it imports everything from the class. </text:p>
                <text:p text:style-name="P1">7) Do Exercise 3-5 (grid drawing program)</text:p>
                <text:p text:style-name="P1">8) Do Exercise 5-3 (Fermat's last theorem)</text:p>
                <text:p text:style-name="P2">9) Do Exercise 6-1 (compare function) </text:p>
              </table:table-cell>
            </table:table-row>
          </table:table>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01:12:05</meta:creation-date>
    <dc:date>2014-02-03T04:21:05</dc:date>
    <meta:editing-duration>PT26M36S</meta:editing-duration>
    <meta:editing-cycles>3</meta:editing-cycles>
    <meta:generator>LibreOffice/3.5$Linux_x86 LibreOffice_project/350m1$Build-2</meta:generator>
    <meta:document-statistic meta:table-count="1" meta:image-count="0" meta:object-count="0" meta:page-count="3" meta:paragraph-count="53" meta:word-count="893" meta:character-count="4999" meta:non-whitespace-character-count="4086"/>
  </office:meta>
</office:document-meta>
</file>